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4-QMBHWTunnelMulti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4" draw:id="id114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70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30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7">005-014-QMBHWTunnelMulti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5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4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4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5" draw:start-glue-point="4" draw:end-shape="id46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7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8" draw:start-glue-point="1" draw:end-shape="id47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9" draw:start-glue-point="1" draw:end-shape="id47" draw:end-glue-point="6" svg:d="M55600 48651l2002 851" svg:viewBox="0 0 2003 852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0" draw:start-glue-point="3" draw:end-shape="id47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699cm" draw:start-shape="id51" draw:start-glue-point="1" draw:end-shape="id46" draw:end-glue-point="6" svg:d="M37000 45350l1301 349" svg:viewBox="0 0 1302 350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2" draw:start-glue-point="1" draw:end-shape="id46" draw:end-glue-point="5" svg:d="M40600 38850l2798-950" svg:viewBox="0 0 2799 951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8cm" draw:start-shape="id53" draw:start-glue-point="3" draw:end-shape="id46" draw:end-glue-point="4" svg:d="M50800 44451l-2402 1247" svg:viewBox="0 0 2403 1248">
          <text:p/>
        </draw:connector>
        <draw:g xml:id="id95" draw:id="id95">
          <draw:g>
            <draw:custom-shape draw:style-name="gr16" draw:text-style-name="P10" draw:layer="ConfigLayout" svg:width="0.8cm" svg:height="0.3cm" svg:x="106.4cm" svg:y="21.57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4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5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7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4" draw:start-glue-point="5" draw:end-shape="id57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6" draw:start-glue-point="4" draw:end-shape="id47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8" draw:id="id58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8" draw:start-glue-point="10" draw:end-shape="id59" draw:end-glue-point="5" svg:d="M87800 38050l2098-50" svg:viewBox="0 0 2099 51">
          <text:p/>
        </draw:connector>
        <draw:g xml:id="id81" draw:id="id8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0" draw:start-glue-point="7" draw:end-shape="id61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2" draw:id="id62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2" draw:start-glue-point="10" draw:end-shape="id60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1" draw:start-glue-point="4" draw:end-shape="id60" draw:end-glue-point="0" svg:d="M65698 10798c0 9678-38248 3328-38248 12700" svg:viewBox="0 0 38249 12701">
          <text:p text:style-name="P9"><text:span text:style-name="T9">Key</text:span></text:p>
        </draw:connector>
        <draw:g xml:id="id63" draw:id="id63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3" draw:start-glue-point="3" draw:end-shape="id60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4" draw:start-glue-point="1" draw:end-shape="id62" draw:end-glue-point="6" svg:d="M23700 23799l1900 51" svg:viewBox="0 0 1901 52">
          <text:p/>
        </draw:connector>
        <draw:g xml:id="id64" draw:id="id64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5" draw:end-shape="id61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6" draw:end-shape="id61" draw:end-glue-point="4" svg:d="M67200 10349l-1502 449" svg:viewBox="0 0 1503 450">
          <text:p/>
        </draw:connector>
        <draw:g xml:id="id67" draw:id="id67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7" draw:start-glue-point="3" draw:end-shape="id61" draw:end-glue-point="5" svg:d="M63600 1849l-2902 1151" svg:viewBox="0 0 2903 1152">
          <text:p/>
        </draw:connector>
        <draw:g xml:id="id66" draw:id="id66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1" draw:id="id61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8" draw:id="id68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8" draw:start-glue-point="10" draw:end-shape="id69" draw:end-glue-point="6" svg:d="M51700 20750l1601-49" svg:viewBox="0 0 1602 50">
          <text:p/>
        </draw:connector>
        <draw:g xml:id="id70" draw:id="id70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0" draw:start-glue-point="3" draw:end-shape="id69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1" draw:start-glue-point="1" draw:end-shape="id68" draw:end-glue-point="6" svg:d="M50600 18901l600 1849" svg:viewBox="0 0 601 1850">
          <text:p/>
        </draw:connector>
        <draw:g xml:id="id71" draw:id="id71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9" draw:start-glue-point="7" draw:end-shape="id61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1" draw:start-glue-point="4" draw:end-shape="id69" draw:end-glue-point="0" svg:d="M65698 10798c0 7354-12348 2554-12348 9602" svg:viewBox="0 0 12349 9603">
          <text:p text:style-name="P9"><text:span text:style-name="T9">Key</text:span></text:p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2" draw:start-glue-point="3" draw:end-shape="id44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4" draw:start-glue-point="7" draw:end-shape="id61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1" draw:start-glue-point="4" draw:end-shape="id44" draw:end-glue-point="0" svg:d="M65698 10798c0 3904 33652 1404 33652 5002" svg:viewBox="0 0 33653 5003">
          <text:p text:style-name="P9"><text:span text:style-name="T9">Key</text:span></text:p>
        </draw:connector>
        <draw:g xml:id="id65" draw:id="id65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0" draw:end-glue-point="4" svg:d="M30473 88473c0-48039-8072-19601-8072-56876" svg:viewBox="0 0 8073 56877">
          <text:p/>
        </draw:connector>
        <draw:g xml:id="id73" draw:id="id73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3" draw:start-glue-point="0" draw:end-shape="id60" draw:end-glue-point="4" svg:d="M20350 32598l2051-1001" svg:viewBox="0 0 2052 1002">
          <text:p/>
        </draw:connector>
        <draw:g xml:id="id74" draw:id="id74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4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69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69" draw:start-glue-point="5" draw:end-shape="id57" draw:end-glue-point="10" svg:d="M58399 28499c0 5301-4933 7951-14799 7951" svg:viewBox="0 0 14800 7952">
          <text:p/>
        </draw:connector>
        <draw:g xml:id="id75" draw:id="id75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5" draw:end-shape="id57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0" draw:start-glue-point="0" draw:end-shape="id76" draw:end-glue-point="4" svg:d="M27450 23498c0-751 13302-7103 13302 12703" svg:viewBox="0 0 13303 14263">
          <text:p/>
        </draw:connector>
        <draw:g xml:id="id77" draw:id="id77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7" draw:start-glue-point="1" draw:end-shape="id76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7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6" draw:start-glue-point="10" draw:end-shape="id47" draw:end-glue-point="4" svg:d="M41002 36451c8550 0 2750 20849 11600 20849" svg:viewBox="0 0 11601 20850">
          <text:p text:style-name="P9"><text:span text:style-name="T4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8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1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59" draw:end-glue-point="6" svg:d="M43501 80451c44323 0 23674-34652 41300-34652" svg:viewBox="0 0 41301 34653">
          <text:p/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9" draw:start-glue-point="3" draw:end-shape="id59" draw:end-glue-point="5" svg:d="M92100 37801l-2202 199" svg:viewBox="0 0 2203 200">
          <text:p/>
        </draw:connector>
        <draw:g xml:id="id90" draw:id="id90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8" draw:id="id88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1" draw:start-glue-point="4" draw:end-shape="id59" draw:end-glue-point="0" svg:d="M65698 10798c0 11299 24152-2151 24152 26902" svg:viewBox="0 0 24153 26903">
          <text:p text:style-name="P9"><text:span text:style-name="T9">Key</text:span></text:p>
        </draw:connector>
        <draw:g xml:id="id82" draw:id="id82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0" draw:start-glue-point="3" draw:end-shape="id81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2" draw:start-glue-point="1" draw:end-shape="id81" draw:end-glue-point="6" svg:d="M96000 55751l1401 1348" svg:viewBox="0 0 1402 1349">
          <text:p/>
        </draw:connector>
        <draw:g xml:id="id83" draw:id="id83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3" draw:start-glue-point="3" draw:end-shape="id81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4" draw:id="id84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5" draw:id="id85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4" draw:start-glue-point="1" draw:end-shape="id85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5" draw:start-glue-point="8" draw:end-shape="id7" svg:d="M83450 96901l800 1702" svg:viewBox="0 0 801 1703">
          <text:p/>
        </draw:connector>
        <draw:g xml:id="id92" draw:id="id92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7" draw:start-glue-point="11" draw:end-shape="id44" draw:end-glue-point="6" svg:d="M21827 70373c0-38406 77474-11270 77474-54272" svg:viewBox="0 0 77475 54273">
          <text:p/>
        </draw:connector>
        <draw:g xml:id="id93" draw:id="id93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6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6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6" draw:start-glue-point="6" draw:end-shape="id46" draw:end-glue-point="6" svg:d="M40502 36451c-4354 0-3254 9248-2201 9248" svg:viewBox="0 0 3151 9249">
          <text:p text:style-name="P9"><text:span text:style-name="T4">Active</text:span></text:p>
        </draw:connector>
        <draw:g xml:id="id89" draw:id="id89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6" draw:id="id86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6" draw:start-glue-point="0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6" draw:start-glue-point="8" draw:end-shape="id45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7" draw:start-glue-point="1" draw:end-shape="id36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4">Transfer</text:span></text:p>
        </draw:connector>
        <draw:g xml:id="id87" draw:id="id87">
          <draw:g>
            <draw:custom-shape draw:style-name="gr41" draw:text-style-name="P10" draw:layer="ConfigLayout" svg:width="1.988cm" svg:height="0.3cm" svg:x="6.4cm" svg:y="72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^Val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7" draw:id="id97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5" draw:id="id45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5" draw:start-glue-point="10" svg:d="M39368 79426l1798-1" svg:viewBox="0 0 1799 2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8" draw:id="id78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7" draw:id="id57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7" draw:start-glue-point="8" draw:end-shape="id46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6" draw:start-glue-point="10" draw:end-shape="id57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6" draw:id="id76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8" draw:start-glue-point="1" draw:end-shape="id58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9" draw:start-glue-point="1" draw:end-shape="id59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0" draw:start-glue-point="3" draw:end-shape="id59" draw:end-glue-point="4" svg:d="M96700 44799l-1802 999" svg:viewBox="0 0 1803 1000">
          <text:p/>
        </draw:connector>
        <draw:g xml:id="id91" draw:id="id91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1" draw:start-glue-point="0" draw:end-shape="id69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2" draw:start-glue-point="2" draw:end-shape="id69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3" draw:start-glue-point="2" draw:end-shape="id60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4" draw:start-glue-point="2" draw:end-shape="id44" draw:end-glue-point="4" svg:d="M92750 22302l1551 1597" svg:viewBox="0 0 1552 1598">
          <text:p/>
        </draw:connector>
        <draw:g xml:id="id94" draw:id="id94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5" draw:start-glue-point="3" draw:end-shape="id44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1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6" draw:id="id96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6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1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8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0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9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7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9" draw:id="id9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8" draw:id="id98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8" draw:start-glue-point="10" draw:end-shape="id99" draw:end-glue-point="6" svg:d="M74700 21650l2400-49" svg:viewBox="0 0 2401 50">
          <text:p/>
        </draw:connector>
        <draw:g xml:id="id100" draw:id="id100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0" draw:start-glue-point="3" draw:end-shape="id99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1" draw:start-glue-point="1" draw:end-shape="id98" draw:end-glue-point="6" svg:d="M71700 21399l2500 251" svg:viewBox="0 0 2501 252">
          <text:p/>
        </draw:connector>
        <draw:g xml:id="id101" draw:id="id101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2" draw:id="id102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3" draw:id="id103" draw:layer="layout" draw:type="line" svg:x1="71.249cm" svg:y1="27.398cm" svg:x2="72.1cm" svg:y2="29.4cm" draw:start-shape="id102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99" draw:start-glue-point="7" draw:end-shape="id61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1" draw:start-glue-point="4" draw:end-shape="id99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3" draw:end-glue-point="3" svg:d="M43251 80201c0-47701 28849-22301 28849-50801" svg:viewBox="0 0 28850 50802">
          <text:p/>
        </draw:connector>
        <draw:g xml:id="id105" draw:id="id105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4" draw:id="id104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3" draw:start-glue-point="3" draw:end-shape="id104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5" draw:start-glue-point="3" draw:end-shape="id104" draw:end-glue-point="9" svg:d="M75500 31449l-1773-622" svg:viewBox="0 0 1774 623">
          <text:p/>
        </draw:connector>
        <draw:custom-shape draw:style-name="gr5" draw:text-style-name="P6" xml:id="id106" draw:id="id106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6" draw:start-glue-point="10" draw:end-shape="id69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8cm" svg:y2="28.25cm" draw:start-shape="id107" draw:start-glue-point="1" draw:end-shape="id106" draw:end-glue-point="6" svg:d="M43900 28199l1900 51" svg:viewBox="0 0 1901 52">
          <text:p/>
        </draw:connector>
        <draw:connector draw:style-name="gr15" draw:text-style-name="P10" draw:layer="layout" draw:type="curve" svg:x1="51.2cm" svg:y1="20.75cm" svg:x2="46.05cm" svg:y2="28cm" draw:start-shape="id68" draw:start-glue-point="6" draw:end-shape="id106" draw:end-glue-point="4" svg:d="M51200 20750c-3434 0-5150 2416-5150 7250" svg:viewBox="0 0 5151 7251">
          <text:p text:style-name="P9"><text:span text:style-name="T4">Parameter</text:span></text:p>
        </draw:connector>
        <draw:g xml:id="id108" draw:id="id108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8" draw:start-glue-point="0" draw:end-shape="id109" draw:end-glue-point="8" svg:d="M45050 84100l-97-2597" svg:viewBox="0 0 98 2598">
          <text:p/>
        </draw:connector>
        <draw:g xml:id="id110" draw:id="id110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0" draw:start-glue-point="0" draw:end-shape="id111" draw:end-glue-point="8" svg:d="M46850 82398l-196-894" svg:viewBox="0 0 197 895">
          <text:p/>
        </draw:connector>
        <draw:custom-shape draw:style-name="gr5" draw:text-style-name="P6" xml:id="id113" draw:id="id113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2" draw:start-glue-point="0" draw:end-shape="id113" draw:end-glue-point="9" svg:d="M13450 113598l-1323-1171" svg:viewBox="0 0 1324 1172">
          <text:p/>
        </draw:connector>
        <draw:g xml:id="id112" draw:id="id112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3" draw:start-glue-point="5" draw:end-shape="id114" draw:end-glue-point="3" svg:d="M11773 112073l-1572-1674" svg:viewBox="0 0 1573 1675">
          <text:p/>
        </draw:connector>
        <draw:g xml:id="id107" draw:id="id107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9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2.8cm" svg:y="2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5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8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1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layout" svg:width="0.8cm" svg:height="0.3cm" svg:x="43.1cm" svg:y="29.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5" draw:id="id115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5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8" draw:id="id118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7" draw:id="id117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1" draw:start-glue-point="10" draw:end-shape="id116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7" draw:start-glue-point="0" draw:end-shape="id118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8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19" draw:id="id119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19" draw:end-glue-point="8" svg:d="M30650 88400l-700-1400" svg:viewBox="0 0 701 1401">
          <text:p text:style-name="P9"><text:span text:style-name="T4">0</text:span></text:p>
        </draw:connector>
        <draw:g xml:id="id120" draw:id="id120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0" draw:start-glue-point="1" draw:end-shape="id119" draw:end-glue-point="6" svg:d="M26800 87501l2900-751" svg:viewBox="0 0 2901 752">
          <text:p/>
        </draw:connector>
        <draw:connector draw:style-name="gr15" draw:text-style-name="P10" draw:layer="ConfigLayout" draw:type="curve" svg:x1="21.65cm" svg:y1="70.8cm" svg:x2="29.7cm" svg:y2="86.75cm" draw:start-shape="id37" draw:start-glue-point="8" draw:end-shape="id119" draw:end-glue-point="6" svg:d="M21650 70800c0 10634 2683 15950 8050 15950" svg:viewBox="0 0 80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6" draw:end-glue-point="7" svg:d="M29100 84650l19574-3322" svg:viewBox="0 0 19575 3323">
          <text:p/>
        </draw:connector>
        <draw:g xml:id="id121" draw:id="id121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1" draw:start-glue-point="0" draw:end-shape="id116" draw:end-glue-point="8" svg:d="M48750 83800l101-2399" svg:viewBox="0 0 102 2400">
          <text:p/>
        </draw:connector>
        <draw:g xml:id="id122" draw:id="id122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19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2" draw:start-glue-point="1" draw:end-shape="id25" draw:end-glue-point="7" svg:d="M24800 84901l3873-74" svg:viewBox="0 0 3874 75">
          <text:p/>
        </draw:connector>
        <draw:custom-shape draw:style-name="gr5" draw:text-style-name="P6" xml:id="id109" draw:id="id109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1" draw:id="id111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6" draw:id="id116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09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09" draw:start-glue-point="10" draw:end-shape="id111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6" draw:end-shape="id118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6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1" draw:id="id131" draw:layer="ConfigLayout" draw:type="curve" svg:x1="50.672cm" svg:y1="80.901cm" svg:x2="46.05cm" svg:y2="28.5cm" draw:end-shape="id106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4" draw:id="id124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3" draw:id="id123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1cm" svg:y="32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3" draw:end-shape="id124" draw:end-glue-point="8" svg:d="M59550 31198v-998" svg:viewBox="0 0 1 999">
          <text:p/>
        </draw:connector>
        <draw:custom-shape draw:style-name="gr5" draw:text-style-name="P6" xml:id="id125" draw:id="id125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59.8cm" svg:y1="29.95cm" svg:x2="61.1cm" svg:y2="29.95cm" draw:start-shape="id124" draw:start-glue-point="10" draw:end-shape="id125" draw:end-glue-point="6" svg:d="M59800 29950h1300" svg:viewBox="0 0 1301 1">
          <text:p text:style-name="P9"><text:span text:style-name="T4">Transfer</text:span></text:p>
        </draw:connector>
        <draw:g xml:id="id126" draw:id="id126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9cm" svg:y="33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6" draw:start-glue-point="0" draw:end-shape="id125" draw:end-glue-point="8" svg:d="M61350 32698v-2498" svg:viewBox="0 0 1 2499">
          <text:p/>
        </draw:connector>
        <draw:g xml:id="id128" draw:id="id128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3.9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7" draw:id="id127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61.6cm" svg:y1="29.95cm" svg:x2="63.1cm" svg:y2="29.95cm" draw:start-shape="id125" draw:end-shape="id127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8" draw:end-shape="id127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6" draw:start-glue-point="8" draw:end-shape="id124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6" draw:start-glue-point="8" draw:end-shape="id125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6" draw:start-glue-point="8" draw:end-shape="id127" draw:end-glue-point="6" svg:d="M46050 28500c0 967 5683 1450 17050 1450" svg:viewBox="0 0 17051 1451">
          <text:p/>
        </draw:connector>
        <draw:connector draw:style-name="gr58" draw:text-style-name="P10" draw:layer="ConfigLayout" draw:type="line" svg:x1="58.399cm" svg:y1="28.499cm" svg:x2="59.373cm" svg:y2="29.773cm" draw:start-shape="id69" draw:start-glue-point="5" draw:end-shape="id124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0" draw:id="id130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9cm" svg:y1="31.999cm" svg:x2="70.3cm" svg:y2="29.152cm" draw:start-shape="id129" draw:start-glue-point="1" draw:end-shape="id130" draw:end-glue-point="6" svg:d="M69900 31999l400-2847" svg:viewBox="0 0 401 2848">
          <text:p/>
        </draw:connector>
        <draw:g xml:id="id129" draw:id="id129">
          <draw:g>
            <draw:custom-shape draw:style-name="gr16" draw:text-style-name="P10" draw:layer="ConfigLayout" svg:width="0.8cm" svg:height="0.3cm" svg:x="66.6cm" svg:y="30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198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6.6cm" svg:y="30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4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6.6cm" svg:y="30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8.8cm" svg:y="3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4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4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6.6cm" svg:y="31.1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67.8cm" svg:y="31.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7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8.8cm" svg:y="3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66.6cm" svg:y="32.3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3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6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6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9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9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9.1cm" svg:y="33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70.8cm" svg:y1="29.152cm" svg:x2="72.1cm" svg:y2="29.4cm" draw:start-shape="id130" draw:end-shape="id103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1" draw:start-glue-point="2" draw:end-shape="id130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0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3" draw:id="id133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2" draw:id="id132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2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2" draw:start-glue-point="0" draw:end-shape="id133" draw:end-glue-point="8" svg:d="M83750 31198v-998" svg:viewBox="0 0 1 999">
          <text:p/>
        </draw:connector>
        <draw:custom-shape draw:style-name="gr5" draw:text-style-name="P6" xml:id="id134" draw:id="id134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4cm" svg:y1="29.95cm" svg:x2="85.3cm" svg:y2="29.95cm" draw:start-shape="id133" draw:start-glue-point="10" draw:end-shape="id134" draw:end-glue-point="6" svg:d="M84000 29950h1300" svg:viewBox="0 0 1301 1">
          <text:p text:style-name="P9"><text:span text:style-name="T4">Transfer</text:span></text:p>
        </draw:connector>
        <draw:g xml:id="id135" draw:id="id135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6.1cm" svg:y="33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5" draw:start-glue-point="0" draw:end-shape="id134" draw:end-glue-point="8" svg:d="M85550 32698v-2498" svg:viewBox="0 0 1 2499">
          <text:p/>
        </draw:connector>
        <draw:g xml:id="id137" draw:id="id137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8.1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6" draw:id="id136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5.8cm" svg:y1="29.95cm" svg:x2="87.3cm" svg:y2="29.95cm" draw:start-shape="id134" draw:end-shape="id136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7" draw:end-shape="id136" draw:end-glue-point="8" svg:d="M87550 31200v-1000" svg:viewBox="0 0 1 1001">
          <text:p/>
        </draw:connector>
        <draw:connector draw:style-name="gr58" draw:text-style-name="P10" draw:layer="ConfigLayout" draw:type="line" svg:x1="82.198cm" svg:y1="29.399cm" svg:x2="83.5cm" svg:y2="29.95cm" draw:start-shape="id99" draw:start-glue-point="5" draw:end-shape="id133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0" draw:start-glue-point="8" draw:end-shape="id133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0" draw:start-glue-point="8" draw:end-shape="id136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0" draw:start-glue-point="8" draw:end-shape="id134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8" draw:start-glue-point="6" draw:end-shape="id130" draw:end-glue-point="4" svg:d="M74200 21650c-2434 0-3650 2417-3650 7252" svg:viewBox="0 0 3651 7253">
          <text:p text:style-name="P9"><text:span text:style-name="T4">Parameter</text:span></text:p>
        </draw:connector>
        <draw:g xml:id="id138" draw:id="id138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8" draw:start-glue-point="2" draw:end-shape="id99" draw:end-glue-point="5" svg:d="M83550 27700l-1352 1699" svg:viewBox="0 0 1353 1700">
          <text:p/>
        </draw:connector>
        <draw:custom-shape draw:style-name="gr5" draw:text-style-name="P6" xml:id="id140" draw:id="id140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.3cm" svg:y1="30.801cm" svg:x2="20.3cm" svg:y2="30.852cm" draw:start-shape="id139" draw:start-glue-point="1" draw:end-shape="id140" draw:end-glue-point="6" svg:d="M18300 30801l2000 51" svg:viewBox="0 0 2001 52">
          <text:p/>
        </draw:connector>
        <draw:g xml:id="id139" draw:id="id139">
          <draw:g>
            <draw:custom-shape draw:style-name="gr16" draw:text-style-name="P10" draw:layer="ConfigLayout" svg:width="0.8cm" svg:height="0.3cm" svg:x="15cm" svg:y="29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5cm" svg:y="29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5cm" svg:y="29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7.2cm" svg:y="30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29.9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5cm" svg:y="29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16.2cm" svg:y="29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30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5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2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80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15cm" svg:y="31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402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702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17.5cm" svg:y="3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0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00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2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3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3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25.85cm" svg:y1="24.1cm" svg:x2="20.55cm" svg:y2="30.602cm" draw:start-shape="id62" draw:start-glue-point="8" draw:end-shape="id140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0" draw:start-glue-point="10" draw:end-shape="id60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2" draw:id="id142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1" draw:id="id141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3.9cm" svg:y="34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1" draw:end-shape="id142" draw:end-glue-point="8" svg:d="M33350 33998v-998" svg:viewBox="0 0 1 999">
          <text:p/>
        </draw:connector>
        <draw:custom-shape draw:style-name="gr5" draw:text-style-name="P6" xml:id="id143" draw:id="id143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3.6cm" svg:y1="32.75cm" svg:x2="34.9cm" svg:y2="32.75cm" draw:start-shape="id142" draw:start-glue-point="10" draw:end-shape="id143" draw:end-glue-point="6" svg:d="M33600 32750h1300" svg:viewBox="0 0 1301 1">
          <text:p text:style-name="P9"><text:span text:style-name="T4">Transfer</text:span></text:p>
        </draw:connector>
        <draw:g xml:id="id144" draw:id="id144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4" draw:start-glue-point="0" draw:end-shape="id143" draw:end-glue-point="8" svg:d="M35150 35498v-2498" svg:viewBox="0 0 1 2499">
          <text:p/>
        </draw:connector>
        <draw:g xml:id="id146" draw:id="id146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7.7cm" svg:y="34.9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5" draw:id="id145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5.4cm" svg:y1="32.75cm" svg:x2="36.9cm" svg:y2="32.75cm" draw:start-shape="id143" draw:end-shape="id145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6" draw:end-shape="id145" draw:end-glue-point="8" svg:d="M37150 34000v-1000" svg:viewBox="0 0 1 1001">
          <text:p/>
        </draw:connector>
        <draw:connector draw:style-name="gr58" draw:text-style-name="P10" draw:layer="ConfigLayout" draw:type="line" svg:x1="32.499cm" svg:y1="31.597cm" svg:x2="33.173cm" svg:y2="32.573cm" draw:start-shape="id60" draw:start-glue-point="5" draw:end-shape="id142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0" draw:start-glue-point="8" draw:end-shape="id145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0" draw:start-glue-point="8" draw:end-shape="id143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0" draw:start-glue-point="8" draw:end-shape="id142" draw:end-glue-point="6" svg:d="M20550 31102c0 1099 4183 1648 12550 1648" svg:viewBox="0 0 12551 1649">
          <text:p/>
        </draw:connector>
        <draw:custom-shape draw:style-name="gr5" draw:text-style-name="P6" xml:id="id148" draw:id="id148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05cm" svg:y1="26.9cm" svg:x2="60.55cm" svg:y2="28.2cm" draw:start-shape="id147" draw:start-glue-point="2" draw:end-shape="id148" draw:end-glue-point="4" svg:d="M60050 26900l500 1300" svg:viewBox="0 0 501 1301">
          <text:p/>
        </draw:connector>
        <draw:g xml:id="id147" draw:id="id147">
          <draw:g>
            <draw:custom-shape draw:style-name="gr16" draw:text-style-name="P10" draw:layer="ConfigLayout" svg:width="0.8cm" svg:height="0.3cm" svg:x="58.4cm" svg:y="23.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2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8.4cm" svg:y="2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5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5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5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8.4cm" svg:y="24.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59.6cm" svg:y="24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8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8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5.1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58.4cm" svg:y="25.4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4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5.7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7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0.9cm" svg:y="26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3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58.399cm" svg:y1="28.499cm" svg:x2="60.3cm" svg:y2="28.45cm" draw:start-shape="id69" draw:start-glue-point="5" draw:end-shape="id148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8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1" draw:start-glue-point="2" draw:end-shape="id148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0" draw:id="id150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2" draw:id="id152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4" draw:id="id154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9" draw:id="id149">
          <draw:g>
            <draw:custom-shape draw:style-name="gr16" draw:text-style-name="P10" draw:layer="ConfigLayout" svg:width="0.8cm" svg:height="0.3cm" svg:x="60.6cm" svg:y="2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2.8cm" svg:y="22.9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9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1" draw:id="id151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4.7cm" svg:y="24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3" draw:id="id153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6.7cm" svg:y="26.2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3.202cm" svg:x2="62.251cm" svg:y2="26.901cm" draw:start-shape="id149" draw:start-glue-point="2" draw:end-shape="id150" draw:end-glue-point="4" svg:d="M62250 23202l1 3699" svg:viewBox="0 0 2 3700">
          <text:p/>
        </draw:connector>
        <draw:connector draw:style-name="gr39" draw:text-style-name="P7" draw:layer="ConfigLayout" draw:type="line" svg:x1="64.15cm" svg:y1="24.9cm" svg:x2="62.927cm" svg:y2="27.873cm" draw:start-shape="id151" draw:start-glue-point="2" draw:end-shape="id152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3" draw:start-glue-point="2" draw:end-shape="id154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8" draw:start-glue-point="11" draw:end-shape="id150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8" draw:start-glue-point="10" draw:end-shape="id152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8" draw:start-glue-point="9" draw:end-shape="id154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1" draw:start-glue-point="2" draw:end-shape="id140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0" draw:end-glue-point="8" svg:d="M49298 107198c0 1056-28748 39104-28748-76096" svg:viewBox="0 0 28749 82946">
          <text:p text:style-name="P9"><text:span text:style-name="T4">Upda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3T13:00:40.161000000</dc:date>
    <meta:editing-duration>P1DT22H34M46S</meta:editing-duration>
    <meta:editing-cycles>257</meta:editing-cycles>
    <meta:document-statistic meta:object-count="1721"/>
  </office:meta>
</office:document-meta>
</file>